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A000003330A18BFE23DFCC0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Garuda" svg:font-family="Garuda" style:font-pitch="variable"/>
    <style:font-face style:name="Gillius ADF Cd" svg:font-family="'Gillius ADF Cd'" style:font-pitch="variable"/>
    <style:font-face style:name="LM Roman 12" svg:font-family="'LM Roman 12'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Lato Heavy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Lato Heavy" fo:font-size="44pt" fo:language="en" fo:country="GB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485cm" svg:height="16.293cm" svg:x="4.8cm" svg:y="2.707cm">
          <draw:image xlink:href="Pictures/10000000000005CA000003330A18BFE23DFCC069.png" xlink:type="simple" xlink:show="embed" xlink:actuate="onLoad">
            <text:p/>
          </draw:image>
        </draw:frame>
        <draw:frame draw:style-name="gr2" draw:text-style-name="P3" draw:layer="layout" svg:width="10.234cm" svg:height="5.84cm" svg:x="11.366cm" svg:y="11.76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Garuda" svg:font-family="Garuda" style:font-pitch="variable"/>
    <style:font-face style:name="Gillius ADF Cd" svg:font-family="'Gillius ADF Cd'" style:font-pitch="variable"/>
    <style:font-face style:name="LM Roman 12" svg:font-family="'LM Roman 12'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7-29T20:01:21.232093388</dc:date>
    <meta:editing-duration>PT2M34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